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336cm" svg:y="1.721cm">
            <draw:object draw:notify-on-update-of-ranges="Sheet1.A2:Sheet1.A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BIN2DEC([.D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BIN2DEC([.D3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BIN2DEC([.D4])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BIN2DEC([.D5])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BIN2DEC([.D6])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BIN2DEC([.D7])"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BIN2DEC([.D8])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BIN2DEC([.D9])"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BIN2DEC([.D10])" office:value-type="float" office:value="385" calcext:value-type="float">
            <text:p>385</text:p>
          </table:table-cell>
          <table:table-cell office:value-type="float" office:value="110000001" calcext:value-type="float">
            <text:p>11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2:09:44.629012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22:27:07.588610067</meta:creation-date>
    <dc:date>2020-12-07T23:36:31.260224941</dc:date>
    <meta:editing-duration>PT49M2S</meta:editing-duration>
    <meta:editing-cycles>1</meta:editing-cycles>
    <meta:generator>LibreOffice/7.0.3.1$Linux_X86_64 LibreOffice_project/00$Build-1</meta:gener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Sheet1.A2:Sheet1.A10 Sheet1.C1:Sheet1.C10" chart:data-source-has-labels="row" svg:x="0.32cm" svg:y="0.18cm" svg:width="13.944cm" svg:height="8.64cm">
          <chart:coordinate-region svg:x="1.127cm" svg:y="0.379cm" svg:width="12.9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label-cell-address="Sheet1.C1:Sheet1.C1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